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Lucida Console', monospace"/>
    <style:font-face style:name="Open Sans" svg:font-family="'Open Sans', Arial, Verdana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color="#000000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80%" fo:widows="1" fo:text-indent="0in" style:auto-text-indent="false" fo:padding="0in" fo:border="none"/>
      <style:text-properties fo:font-variant="normal" fo:text-transform="none" fo:color="#000000" style:font-name="Open Sans" fo:font-size="12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80%" fo:widows="1" fo:text-indent="0in" style:auto-text-indent="false" fo:padding="0in" fo:border="none"/>
      <style:text-properties fo:font-variant="normal" fo:text-transform="none" fo:color="#ff0000" style:font-name="Open Sans" fo:font-size="12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80%" fo:widows="1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200%" fo:widows="1" fo:text-indent="0in" style:auto-text-indent="false" fo:padding="0in" fo:border="none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80%" fo:widows="1" fo:text-indent="0in" style:auto-text-indent="false" fo:padding="0in" fo:border="none"/>
      <style:text-properties fo:color="#000000"/>
    </style:style>
    <style:style style:name="P7" style:family="paragraph" style:parent-style-name="Heading_20_1">
      <style:paragraph-properties fo:text-align="justify" style:justify-single-word="false"/>
      <style:text-properties fo:font-variant="normal" fo:text-transform="none" fo:color="#000000" style:font-name="Open Sans" fo:letter-spacing="normal" fo:font-style="normal" fo:font-weight="normal" officeooo:rsid="001b1d6b" officeooo:paragraph-rsid="001b1d6b"/>
    </style:style>
    <style:style style:name="P8" style:family="paragraph" style:parent-style-name="Heading_20_2">
      <style:paragraph-properties fo:text-align="justify" style:justify-single-word="false"/>
      <style:text-properties fo:font-variant="normal" fo:text-transform="none" fo:color="#000000" style:font-name="Open Sans" fo:letter-spacing="normal" fo:font-style="normal" officeooo:rsid="001b1d6b" officeooo:paragraph-rsid="001b1d6b"/>
    </style:style>
    <style:style style:name="P9" style:family="paragraph" style:parent-style-name="Heading_20_2">
      <style:paragraph-properties fo:margin-left="0in" fo:margin-right="0in" fo:margin-top="0in" fo:margin-bottom="0in" style:contextual-spacing="false" fo:line-height="160%" fo:text-align="start" style:justify-single-word="false" fo:widows="1" fo:text-indent="0in" style:auto-text-indent="false" fo:padding="0in" fo:border="none"/>
      <style:text-properties fo:font-variant="normal" fo:text-transform="none" fo:color="#000000" style:font-name="Open Sans" fo:letter-spacing="normal" fo:font-style="normal"/>
    </style:style>
    <style:style style:name="T1" style:family="text">
      <style:text-properties fo:font-weight="bold" fo:padding="0in" fo:border="none"/>
    </style:style>
    <style:style style:name="T2" style:family="text">
      <style:text-properties fo:font-variant="normal" fo:text-transform="none" fo:color="#444444" style:font-name="Open Sans" fo:font-size="12pt" fo:letter-spacing="normal" fo:font-style="normal" fo:font-weight="normal"/>
    </style:style>
    <style:style style:name="T3" style:family="text">
      <style:text-properties fo:font-variant="normal" fo:text-transform="none" fo:color="#444444" style:font-name="Open Sans" fo:font-size="12pt" fo:letter-spacing="normal" fo:font-style="normal" fo:font-weight="bold" fo:padding="0in" fo:border="none"/>
    </style:style>
    <style:style style:name="T4" style:family="text">
      <style:text-properties fo:font-variant="normal" fo:text-transform="none" fo:color="#444444" style:font-name="Consolas" fo:font-size="12pt" fo:letter-spacing="normal" fo:font-style="normal" fo:font-weight="normal" fo:padding="0.0193in" fo:border="0.06pt solid #cccccc"/>
    </style:style>
    <style:style style:name="T5" style:family="text">
      <style:text-properties fo:font-variant="normal" fo:text-transform="none" fo:color="#444444" style:font-name="Consolas" fo:font-size="12pt" fo:letter-spacing="normal" fo:font-style="normal" fo:font-weight="normal" fo:background-color="#f2f2f2" loext:char-shading-value="0" fo:padding="0.0193in" fo:border="0.06pt solid #cccccc"/>
    </style:style>
    <style:style style:name="T6" style:family="text">
      <style:text-properties fo:font-variant="normal" fo:text-transform="none" fo:color="#444444" fo:letter-spacing="normal" fo:background-color="#f2f2f2" loext:char-shading-value="0" fo:padding="0.0193in" fo:border="0.06pt solid #cccccc"/>
    </style:style>
    <style:style style:name="T7" style:family="text">
      <style:text-properties fo:font-variant="normal" fo:text-transform="none" fo:color="#444444" fo:letter-spacing="normal" fo:padding="0.0193in" fo:border="0.06pt solid #cccccc"/>
    </style:style>
    <style:style style:name="T8" style:family="text">
      <style:text-properties fo:font-variant="normal" fo:text-transform="none" fo:color="#0098d3" style:text-line-through-style="none" style:text-line-through-type="none" style:font-name="Open Sans" fo:font-size="12pt" fo:letter-spacing="normal" fo:font-style="normal" style:text-underline-style="none" fo:font-weight="normal" style:text-blinking="false" fo:padding="0in" fo:border="none"/>
    </style:style>
    <style:style style:name="T9" style:family="text">
      <style:text-properties fo:font-variant="normal" fo:text-transform="none" fo:color="#0098d3" style:text-line-through-style="none" style:text-line-through-type="none" style:font-name="Consolas" fo:font-size="12pt" fo:letter-spacing="normal" fo:font-style="normal" style:text-underline-style="none" fo:font-weight="normal" style:text-blinking="false" fo:padding="0in" fo:border="none"/>
    </style:style>
    <style:style style:name="T10" style:family="text">
      <style:text-properties fo:font-variant="normal" fo:text-transform="none" fo:color="#000000" style:font-name="Consolas" fo:font-size="12pt" fo:letter-spacing="normal" fo:font-style="normal" fo:font-weight="normal" fo:background-color="#f2f2f2" loext:char-shading-value="0" fo:padding="0in" fo:border="none"/>
    </style:style>
    <style:style style:name="T11" style:family="text">
      <style:text-properties fo:font-variant="normal" fo:text-transform="none" fo:color="#000000" style:font-name="Consolas" fo:font-size="12pt" fo:letter-spacing="normal" fo:font-style="normal" fo:font-weight="normal" fo:background-color="#f2f2f2" loext:char-shading-value="0" fo:padding="0.0193in" fo:border="0.06pt solid #cccccc"/>
    </style:style>
    <style:style style:name="T12" style:family="text">
      <style:text-properties fo:font-variant="normal" fo:text-transform="none" fo:color="#000000" style:font-name="Consolas" fo:font-size="12pt" fo:letter-spacing="normal" fo:font-style="normal" fo:font-weight="normal" fo:padding="0.0193in" fo:border="0.06pt solid #cccccc"/>
    </style:style>
    <style:style style:name="T13" style:family="text">
      <style:text-properties fo:font-variant="normal" fo:text-transform="none" fo:color="#000000" style:font-name="Consolas" fo:font-size="12pt" fo:letter-spacing="normal" fo:font-style="normal" fo:font-weight="normal" fo:padding="0in" fo:border="none"/>
    </style:style>
    <style:style style:name="T14" style:family="text">
      <style:text-properties fo:font-variant="normal" fo:text-transform="none" fo:color="#000000" style:font-name="Open Sans" fo:font-size="12pt" fo:letter-spacing="normal" fo:font-style="normal" fo:font-weight="normal"/>
    </style:style>
    <style:style style:name="T15" style:family="text">
      <style:text-properties fo:font-variant="normal" fo:text-transform="none" fo:color="#000000" style:font-name="Open Sans" fo:font-size="12pt" fo:letter-spacing="normal" fo:font-style="normal" fo:font-weight="bold" fo:padding="0in" fo:border="none"/>
    </style:style>
    <style:style style:name="T16" style:family="text">
      <style:text-properties fo:font-variant="normal" fo:text-transform="none" fo:color="#000000" style:text-line-through-style="none" style:text-line-through-type="none" style:font-name="Open Sans" fo:font-size="12pt" fo:letter-spacing="normal" fo:font-style="normal" style:text-underline-style="none" fo:font-weight="normal" style:text-blinking="false" fo:padding="0in" fo:border="none"/>
    </style:style>
    <style:style style:name="T17" style:family="text">
      <style:text-properties fo:font-variant="normal" fo:text-transform="none" fo:color="#000000" style:text-line-through-style="none" style:text-line-through-type="none" style:font-name="Consolas" fo:font-size="12pt" fo:letter-spacing="normal" fo:font-style="normal" style:text-underline-style="none" fo:font-weight="normal" style:text-blinking="false" fo:padding="0in" fo:border="none"/>
    </style:style>
    <style:style style:name="T18" style:family="text">
      <style:text-properties fo:font-variant="normal" fo:text-transform="none" fo:color="#000000" fo:letter-spacing="normal" fo:background-color="#f2f2f2" loext:char-shading-value="0" fo:padding="0.0193in" fo:border="0.06pt solid #cccccc"/>
    </style:style>
    <style:style style:name="T19" style:family="text">
      <style:text-properties fo:font-variant="normal" fo:text-transform="none" fo:color="#000000" fo:letter-spacing="normal" fo:padding="0.0193in" fo:border="0.06pt solid #cccccc"/>
    </style:style>
    <style:style style:name="T20" style:family="text">
      <style:text-properties fo:font-variant="normal" fo:text-transform="none" fo:color="#0000bb" style:font-name="Consolas" fo:font-size="12pt" fo:letter-spacing="normal" fo:font-style="normal" fo:font-weight="normal" fo:background-color="#f2f2f2" loext:char-shading-value="0" fo:padding="0in" fo:border="none"/>
    </style:style>
    <style:style style:name="T21" style:family="text">
      <style:text-properties fo:font-variant="normal" fo:text-transform="none" fo:color="#0000bb" style:font-name="Consolas" fo:font-size="12pt" fo:letter-spacing="normal" fo:font-style="normal" fo:font-weight="normal" fo:padding="0in" fo:border="none"/>
    </style:style>
    <style:style style:name="T22" style:family="text">
      <style:text-properties fo:font-variant="normal" fo:text-transform="none" fo:color="#007700" style:font-name="Consolas" fo:font-size="12pt" fo:letter-spacing="normal" fo:font-style="normal" fo:font-weight="normal" fo:background-color="#f2f2f2" loext:char-shading-value="0" fo:padding="0in" fo:border="none"/>
    </style:style>
    <style:style style:name="T23" style:family="text">
      <style:text-properties fo:font-variant="normal" fo:text-transform="none" fo:color="#007700" style:font-name="Consolas" fo:font-size="12pt" fo:letter-spacing="normal" fo:font-style="normal" fo:font-weight="normal" fo:padding="0in" fo:border="none"/>
    </style:style>
    <style:style style:name="T24" style:family="text">
      <style:text-properties fo:font-variant="normal" fo:text-transform="none" fo:color="#dd0000" style:font-name="Consolas" fo:font-size="12pt" fo:letter-spacing="normal" fo:font-style="normal" fo:font-weight="normal" fo:background-color="#f2f2f2" loext:char-shading-value="0" fo:padding="0in" fo:border="none"/>
    </style:style>
    <style:style style:name="T25" style:family="text">
      <style:text-properties fo:font-variant="normal" fo:text-transform="none" fo:color="#dd0000" style:font-name="Consolas" fo:font-size="12pt" fo:letter-spacing="normal" fo:font-style="normal" fo:font-weight="normal" fo:padding="0in" fo:border="none"/>
    </style:style>
    <style:style style:name="T26" style:family="text">
      <style:text-properties fo:font-variant="normal" fo:text-transform="none" fo:color="#ff8000" style:font-name="Consolas" fo:font-size="12pt" fo:letter-spacing="normal" fo:font-style="normal" fo:font-weight="normal" fo:padding="0in" fo:border="none"/>
    </style:style>
    <style:style style:name="T27" style:family="text">
      <style:text-properties fo:font-variant="normal" fo:text-transform="none" style:font-name="Open Sans" fo:font-size="12pt" fo:letter-spacing="normal" fo:font-style="normal" fo:font-weight="normal"/>
    </style:style>
    <style:style style:name="T28" style:family="text">
      <style:text-properties fo:font-variant="normal" fo:text-transform="none" style:font-name="Open Sans" fo:font-size="12pt" fo:letter-spacing="normal" fo:font-style="normal" fo:font-weight="bold" fo:padding="0in" fo:border="none"/>
    </style:style>
    <style:style style:name="T29" style:family="text">
      <style:text-properties fo:font-variant="normal" fo:text-transform="none" style:text-line-through-style="none" style:text-line-through-type="none" style:font-name="Open Sans" fo:font-size="12pt" fo:letter-spacing="normal" fo:font-style="normal" style:text-underline-style="none" fo:font-weight="normal" style:text-blinking="false" fo:padding="0in" fo:border="none"/>
    </style:style>
    <style:style style:name="T30" style:family="text">
      <style:text-properties fo:font-variant="normal" fo:text-transform="none" style:text-line-through-style="none" style:text-line-through-type="none" style:font-name="Consolas" fo:font-size="12pt" fo:letter-spacing="normal" fo:font-style="normal" style:text-underline-style="none" fo:font-weight="normal" style:text-blinking="false" fo:padding="0in" fo:border="none"/>
    </style:style>
    <style:style style:name="T31" style:family="text">
      <style:text-properties fo:font-variant="normal" fo:text-transform="none" style:font-name="Consolas" fo:font-size="12pt" fo:letter-spacing="normal" fo:font-style="normal" fo:font-weight="normal" fo:background-color="#f2f2f2" loext:char-shading-value="0" fo:padding="0in" fo:border="none"/>
    </style:style>
    <style:style style:name="T32" style:family="text">
      <style:text-properties fo:font-variant="normal" fo:text-transform="none" style:font-name="Consolas" fo:font-size="12pt" fo:letter-spacing="normal" fo:font-style="normal" fo:font-weight="normal" fo:background-color="#f2f2f2" loext:char-shading-value="0" fo:padding="0.0193in" fo:border="0.06pt solid #cccccc"/>
    </style:style>
    <style:style style:name="T33" style:family="text">
      <style:text-properties fo:font-variant="normal" fo:text-transform="none" style:font-name="Consolas" fo:font-size="12pt" fo:letter-spacing="normal" fo:font-style="normal" fo:font-weight="normal" fo:padding="0.0193in" fo:border="0.06pt solid #cccccc"/>
    </style:style>
    <style:style style:name="T34" style:family="text">
      <style:text-properties fo:font-variant="normal" fo:text-transform="none" style:font-name="Consolas" fo:font-size="12pt" fo:letter-spacing="normal" fo:font-style="normal" fo:font-weight="normal" fo:padding="0in" fo:border="none"/>
    </style:style>
    <style:style style:name="T35" style:family="text">
      <style:text-properties fo:font-variant="normal" fo:text-transform="none" fo:letter-spacing="normal" fo:background-color="#f2f2f2" loext:char-shading-value="0" fo:padding="0.0193in" fo:border="0.06pt solid #cccccc"/>
    </style:style>
    <style:style style:name="T36" style:family="text">
      <style:text-properties fo:font-variant="normal" fo:text-transform="none" fo:letter-spacing="normal" fo:padding="0.0193in" fo:border="0.06pt solid #cccccc"/>
    </style:style>
    <style:style style:name="T37" style:family="text">
      <style:text-properties fo:font-variant="normal" fo:text-transform="none" fo:color="#ff0000" style:font-name="Consolas" fo:font-size="12pt" fo:letter-spacing="normal" fo:font-style="normal" fo:font-weight="normal" fo:padding="0in" fo:border="none"/>
    </style:style>
    <style:style style:name="T38" style:family="text">
      <style:text-properties fo:font-variant="normal" fo:text-transform="none" fo:color="#ff0000" style:font-name="Consolas" fo:font-size="12pt" fo:letter-spacing="normal" fo:font-style="normal" fo:font-weight="normal" officeooo:rsid="0027404b" fo:padding="0in" fo:border="none"/>
    </style:style>
    <style:style style:name="T39" style:family="text">
      <style:text-properties fo:font-variant="normal" fo:text-transform="none" fo:color="#ff0000" style:font-name="Consolas" fo:font-size="12pt" fo:letter-spacing="normal" fo:font-style="normal" fo:font-weight="normal" fo:background-color="#f2f2f2" loext:char-shading-value="0" fo:padding="0.0193in" fo:border="0.06pt solid #cccccc"/>
    </style:style>
    <style:style style:name="T40" style:family="text">
      <style:text-properties fo:font-variant="normal" fo:text-transform="none" fo:color="#ff0000" style:font-name="Consolas" fo:font-size="12pt" fo:letter-spacing="normal" fo:font-style="normal" fo:font-weight="normal" fo:background-color="#f2f2f2" loext:char-shading-value="0" fo:padding="0in" fo:border="none"/>
    </style:style>
    <style:style style:name="T41" style:family="text">
      <style:text-properties fo:font-variant="normal" fo:text-transform="none" fo:color="#ff0000" style:font-name="Consolas" fo:font-size="12pt" fo:letter-spacing="normal" fo:font-style="normal" fo:font-weight="normal" fo:padding="0.0193in" fo:border="0.06pt solid #cccccc"/>
    </style:style>
    <style:style style:name="T42" style:family="text">
      <style:text-properties fo:font-variant="normal" fo:text-transform="none" fo:color="#ff0000" style:text-line-through-style="none" style:text-line-through-type="none" style:font-name="Consolas" fo:font-size="12pt" fo:letter-spacing="normal" fo:font-style="normal" style:text-underline-style="none" fo:font-weight="normal" style:text-blinking="false" fo:padding="0in" fo:border="none"/>
    </style:style>
    <style:style style:name="T43" style:family="text">
      <style:text-properties fo:font-variant="normal" fo:text-transform="none" fo:color="#ff0000" style:font-name="Open Sans" fo:font-size="12pt" fo:letter-spacing="normal" fo:font-style="normal" fo:font-weight="normal"/>
    </style:style>
    <style:style style:name="T44" style:family="text">
      <style:text-properties fo:font-variant="normal" fo:text-transform="none" fo:color="#ff0000" style:font-name="Open Sans" fo:font-size="12pt" fo:letter-spacing="normal" fo:font-style="normal" fo:font-weight="bold" fo:padding="0in" fo:border="none"/>
    </style:style>
    <style:style style:name="T45" style:family="text">
      <style:text-properties style:font-name="Consolas" fo:font-size="12pt" fo:background-color="#f2f2f2" loext:char-shading-value="0" fo:padding="0.0193in" fo:border="0.06pt solid #cccccc"/>
    </style:style>
    <style:style style:name="T46" style:family="text">
      <style:text-properties fo:color="#000000" style:font-name="Consolas" fo:font-size="12pt" fo:background-color="#f2f2f2" loext:char-shading-value="0" fo:padding="0.0193in" fo:border="0.06pt solid #cccccc"/>
    </style:style>
    <style:style style:name="T47" style:family="text">
      <style:text-properties fo:color="#ff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PHP 101 (part 11): Sinfully Simple</text:h>
      <text:h text:style-name="P8" text:outline-level="2">Easy Peasy</text:h>
      <text:p text:style-name="P2">Unless you’ve been hiding in a cave for the last few years, you’ve heard about <text:span text:style-name="T47">XML – it’s the toolkit that more and more Web publishers are switching to for content markup.</text:span> You may<text:line-break/>even have seen an XML document in action, complete with user-defined tags and markup, and<text:line-break/>you might have wondered how on earth one converts that tangled mess of code into<text:line-break/>human-readable content.</text:p>
      <text:p text:style-name="P2">The answer is, not easily.</text:p>
      <text:p text:style-name="P2">While PHP has included support for the two standard methods of parsing (read: making sense<text:line-break/>of) XML – SAX and DOM – since version 4.0, the complexity and inherent geekiness of these<text:line-break/>methods often turned off all but the most dedicated XML developers. All that has changed,<text:line-break/>however, with<text:span text:style-name="T47"> PHP 5.0, which introduces a brand-spanking-new XML extension named SimpleXML that takes all (and I do mean all) the pain out of processing XML documents.</text:span> Keep reading, and find out how.</text:p>
      <text:p text:style-name="P6"><text:bookmark text:name="Heading2"/></text:p>
      <text:h text:style-name="P9" text:outline-level="2">The Bad Old Days</text:h>
      <text:p text:style-name="P3">In order to understand why SimpleXML is so cool, a brief history lesson is in order.</text:p>
      <text:p text:style-name="P2">In the days before SimpleXML, there were two ways of processing XML documents. The first,<text:line-break/><text:span text:style-name="T1">SAX</text:span> or the Simple API for XML, involved traversing an XML document and calling<text:line-break/><text:soft-page-break/>specific functions as the parser encountered different types of tags. For example, you might<text:line-break/>have called one function to process a starting tag, another function to process an ending tag,<text:line-break/>and a third function to process the data between them. The second, <text:span text:style-name="T1">DOM</text:span> or the Document<text:line-break/>Object Model, involved creating a tree representation of the XML document in memory, and then<text:line-break/>using tree-traversal methods to navigate it. Once a particular node of the tree was reached,<text:line-break/>the corresponding content could be retrieved and used.</text:p>
      <text:p text:style-name="P2">Neither of these two approaches was particularly user-friendly: SAX required the developer<text:line-break/>to custom-craft event handlers for each type of element encountered in an XML file, while<text:line-break/>the DOM approach used an object-oriented paradigm which tended to throw developers off, in<text:line-break/>addition to being memory-intensive and thus inefficient with large XML documents. In the<text:line-break/>larger context also, PHP 4 used a number of different backend libraries for each of its<text:line-break/>different XML extensions, leading to inconsistency in the way different XML extensions<text:line-break/>worked and thus creating interoperability concerns (as well as a fair amount of confusion<text:line-break/>for developers).</text:p>
      <text:p text:style-name="P4"><text:span text:style-name="T14">With PHP 5.0, a concerted effort was made to fix this problem, by adopting the </text:span><text:soft-page-break/><text:span text:style-name="T14">libxml2<text:line-break/>library (</text:span><text:a xlink:type="simple" xlink:href="http://www.xmlsoft.org/" office:target-frame-name="_blank" xlink:show="new"><text:span text:style-name="T16">http://www.xmlsoft.org/</text:span></text:a><text:span text:style-name="T14">)<text:line-break/>as the standard library for all XML extensions and by getting the various XML extensions<text:line-break/>to operate more consistently. The biggest change in the PHP 5 XML pantheon, though, is<text:line-break/>the SimpleXML extension developed by Sterling Hughes, Rob Richards and Marcus Börger,<text:line-break/>which attempts to make parsing XML documents significantly more user-friendly than it<text:line-break/>was in PHP 4.</text:span></text:p>
      <text:p text:style-name="P2"><text:span text:style-name="T47">SimpleXML works by converting an XML document into an object, and then turning the<text:line-break/>elements within that document into object properties which can be accessed using standard<text:line-break/>object notation.</text:span> This makes it easy to drill down to an element at any level of the XML<text:line-break/>hierarchy to access its content.<text:span text:style-name="T47"> Repeated elements at the same level of the document tree<text:line-break/>are represented as array</text:span>s, while custom element collections can be created using XPath<text:line-break/>location paths (of which, more later); these collections can then be processed using PHP’s<text:line-break/>standard loop constructs. <text:span text:style-name="T47">Accessing element attributes is as simple as accessing the keys<text:line-break/>of an associative array</text:span> – there’s nothing new to learn, and no special code to write.</text:p>
      <text:p text:style-name="P4"><text:soft-page-break/><text:span text:style-name="T14">In order to use SimpleXML and PHP together, your PHP build must include support for<text:line-break/>SimpleXML. This support is enabled by default in both the UNIX and Windows versions of<text:line-break/>PHP 5. Read more about this at </text:span><text:a xlink:type="simple" xlink:href="http://www.php.net/manual/en/ref.simplexml.php" office:target-frame-name="_blank" xlink:show="new"><text:span text:style-name="T16">http://www.php.net/manual/en/ref.simplexml.php</text:span></text:a><text:span text:style-name="T14">. If you’re a PHP 4<text:line-break/>user, you’re out of luck – SimpleXML is only available for PHP 5.</text:span></text:p>
      <text:p text:style-name="P6"><text:bookmark text:name="Heading3"/></text:p>
      <text:h text:style-name="P9" text:outline-level="2">Petting Zoo</text:h>
      <text:p text:style-name="P2">To see how SimpleXML works, consider the following XML file:</text:p>
      <text:p text:style-name="P5"><text:span text:style-name="Source_20_Text"><text:span text:style-name="T10"><text:line-break/>&lt;?xml version="1.0"?&gt;</text:span></text:span></text:p>
      <text:p text:style-name="P4"><text:span text:style-name="Source_20_Text"><text:span text:style-name="T12">&lt;pet&gt;<text:line-break/><text:line-break/>    &lt;name&gt;Polly Parrot&lt;/name&gt;<text:line-break/><text:line-break/>    &lt;age&gt;3&lt;/age&gt;<text:line-break/><text:line-break/>    &lt;species&gt;parrot&lt;/species&gt;<text:line-break/><text:line-break/>    &lt;parents&gt;<text:line-break/><text:line-break/>        &lt;mother&gt;Pia Parrot&lt;/mother&gt;</text:span></text:span></text:p>
      <text:p text:style-name="P5"><text:span text:style-name="Source_20_Text"><text:span text:style-name="T18">        </text:span></text:span><text:span text:style-name="Source_20_Text"><text:span text:style-name="T11">&lt;father&gt;Peter Parrot&lt;/father&gt;<text:line-break/></text:span></text:span><text:soft-page-break/><text:span text:style-name="Source_20_Text"><text:span text:style-name="T11"><text:line-break/>    &lt;/parents&gt;<text:line-break/><text:line-break/>&lt;/pet&gt;</text:span></text:span></text:p>
      <text:p text:style-name="P5"><text:span text:style-name="T14">Now, you need a way to get to the content enclosed between the </text:span><text:span text:style-name="Source_20_Text"><text:span text:style-name="T11">&lt;name&gt;</text:span></text:span><text:span text:style-name="T14">,<text:line-break/></text:span><text:span text:style-name="Source_20_Text"><text:span text:style-name="T11">&lt;age&gt;</text:span></text:span><text:span text:style-name="T14">, </text:span><text:span text:style-name="Source_20_Text"><text:span text:style-name="T11">&lt;species&gt;</text:span></text:span><text:span text:style-name="T14"> and </text:span><text:span text:style-name="Source_20_Text"><text:span text:style-name="T11">&lt;parents&gt;</text:span></text:span></text:p>
      <text:p text:style-name="P2">elements. With SimpleXML, it’s a snap:</text:p>
      <text:p text:style-name="P5"><text:span text:style-name="Source_20_Text"><text:span text:style-name="T10"><text:line-break/>&lt;?php</text:span></text:span></text:p>
      <text:p text:style-name="P4"><text:span text:style-name="Source_20_Text"><text:span text:style-name="T13">// set name of XML file<text:line-break/><text:line-break/></text:span></text:span><text:span text:style-name="Source_20_Text"><text:span text:style-name="T37">$file = "pet.xml";</text:span></text:span></text:p>
      <text:p text:style-name="P4"><text:span text:style-name="Source_20_Text"><text:span text:style-name="T13">// load file<text:line-break/><text:line-break/></text:span></text:span><text:span text:style-name="Source_20_Text"><text:span text:style-name="T37">$xml = </text:span></text:span><text:a xlink:type="simple" xlink:href="https://devzone.zend.com/manual/function.simplexml-load-file.php" office:target-frame-name="_blank" xlink:show="new"><text:span text:style-name="Source_20_Text"><text:span text:style-name="T42">simplexml_load_file</text:span></text:span></text:a><text:span text:style-name="Source_20_Text"><text:span text:style-name="T37">($file)</text:span></text:span><text:span text:style-name="Source_20_Text"><text:span text:style-name="T13"> or die ("Unable to load XML file!");</text:span></text:span></text:p>
      <text:p text:style-name="P4"><text:span text:style-name="Source_20_Text"><text:span text:style-name="T13">// access XML data<text:line-break/><text:line-break/>echo "Name: " . </text:span></text:span><text:span text:style-name="Source_20_Text"><text:span text:style-name="T37">$xml-&gt;name</text:span></text:span><text:span text:style-name="Source_20_Text"><text:span text:style-name="T13"> . "\n";<text:line-break/><text:line-break/>echo "Age: " . $xml-&gt;age . "\n";</text:span></text:span></text:p>
      <text:p text:style-name="P4"><text:span text:style-name="Source_20_Text"><text:span text:style-name="T12">echo </text:span></text:span><text:span text:style-name="Source_20_Text"><text:span text:style-name="T13">"Species: " . $xml-&gt;species . "\n";<text:line-break/><text:line-break/>echo "Parents: " . </text:span></text:span><text:span text:style-name="Source_20_Text"><text:span text:style-name="T37">$xml-&gt;parents-&gt;mother</text:span></text:span><text:span text:style-name="Source_20_Text"><text:span text:style-name="T13"> . " and " .  $xml-&gt;parents-&gt;father . "\n";</text:span></text:span></text:p>
      <text:p text:style-name="P5"><text:soft-page-break/><text:span text:style-name="Source_20_Text"><text:span text:style-name="T10">?&gt;</text:span></text:span></text:p>
      <text:p text:style-name="P5"><text:span text:style-name="T14">The action begins with the </text:span><text:span text:style-name="Source_20_Text"><text:span text:style-name="T11">simplexml_load_file()</text:span></text:span><text:span text:style-name="T14"> function, which accepts<text:line-break/>the path and name of the XML file to be parsed. The result of parsing the file is a<text:line-break/>PHP object, whose properties correspond to the elements under the root element. The<text:line-break/>character data within an element can then be accessed using standard<text:line-break/></text:span><text:span text:style-name="Source_20_Text"><text:span text:style-name="T11">object-&gt;property</text:span></text:span><text:span text:style-name="T14"> notation, beginning with the root element and moving<text:line-break/>down the hierarchical path of the document.</text:span></text:p>
      <text:p text:style-name="P2">Just as you can read, so also can you write. <text:span text:style-name="T47">SimpleXML makes it easy to alter the<text:line-break/>contents of a particular XML element – simply assign a new value to the corresponding<text:line-break/>object property</text:span>. Here’s an example:</text:p>
      <text:p text:style-name="P5"><text:span text:style-name="Source_20_Text"><text:span text:style-name="T10"><text:line-break/>&lt;?php</text:span></text:span></text:p>
      <text:p text:style-name="P4"><text:span text:style-name="Source_20_Text"><text:span text:style-name="T13">// set name of XML file<text:line-break/><text:line-break/>$file = "pet.xml";</text:span></text:span></text:p>
      <text:p text:style-name="P4"><text:span text:style-name="Source_20_Text"><text:span text:style-name="T13">// load file<text:line-break/><text:line-break/>$xml = </text:span></text:span><text:a xlink:type="simple" xlink:href="https://devzone.zend.com/manual/function.simplexml-load-file.php" office:target-frame-name="_blank" xlink:show="new"><text:span text:style-name="Source_20_Text"><text:span text:style-name="T17">simplexml_load_file</text:span></text:span></text:a><text:span text:style-name="Source_20_Text"><text:span text:style-name="T13">($file) or die ("Unable to load XML file!");</text:span></text:span></text:p>
      <text:p text:style-name="P4"><text:span text:style-name="Source_20_Text"><text:span text:style-name="T13">// modify XML data<text:line-break/><text:line-break/></text:span></text:span><text:span text:style-name="Source_20_Text"><text:span text:style-name="T37">$xml-&gt;name = "Sammy Snail";</text:span></text:span><text:span text:style-name="Source_20_Text"><text:span text:style-name="T13"><text:line-break/><text:line-break/>$xml-&gt;age = 4;<text:line-break/></text:span></text:span><text:soft-page-break/><text:span text:style-name="Source_20_Text"><text:span text:style-name="T13"><text:line-break/>$xml-&gt;species = "snail";</text:span></text:span></text:p>
      <text:p text:style-name="P4"><text:span text:style-name="Source_20_Text"><text:span text:style-name="T37">$xml-&gt;parents-&gt;mother = "Sue Snail";</text:span></text:span><text:span text:style-name="Source_20_Text"><text:span text:style-name="T13"><text:line-break/><text:line-break/>$xml-&gt;parents-&gt;father = "Sid Snail";</text:span></text:span></text:p>
      <text:p text:style-name="P4"><text:span text:style-name="Source_20_Text"><text:span text:style-name="T13">// write new data to file<text:line-break/><text:line-break/></text:span></text:span><text:a xlink:type="simple" xlink:href="https://devzone.zend.com/manual/function.file-put-contents.php" office:target-frame-name="_blank" xlink:show="new"><text:span text:style-name="Source_20_Text"><text:span text:style-name="T42">file_put_contents</text:span></text:span></text:a><text:span text:style-name="Source_20_Text"><text:span text:style-name="T37">($file, $xml-&gt;asXML());</text:span></text:span></text:p>
      <text:p text:style-name="P5"><text:span text:style-name="Source_20_Text"><text:span text:style-name="T10">?&gt;</text:span></text:span></text:p>
      <text:p text:style-name="P2">Here, the original XML file is first read in, and then the character data enclosed within<text:line-break/>each element is altered by assigning new values to the corresponding object property. The</text:p>
      <text:p text:style-name="P5"><text:span text:style-name="Source_20_Text"><text:span text:style-name="T11">asXML()</text:span></text:span><text:span text:style-name="T14"> method, typically used to dump the XML tree back out to the standard<text:line-break/>output device, is in this instance combined with the </text:span><text:span text:style-name="Source_20_Text"><text:span text:style-name="T11">file_put_contents()</text:span></text:span><text:span text:style-name="T14"><text:line-break/>function to overwrite the original XML document with the new data.</text:span></text:p>
      <text:p text:style-name="P6"><text:bookmark text:name="Heading4"/></text:p>
      <text:h text:style-name="P9" text:outline-level="2">Sin City</text:h>
      <text:p text:style-name="P2"><text:span text:style-name="T47">Repeated elements at the same level of the XML hierarchy are represented as array elements,<text:line-break/>and can be accessed using numeric indices.</text:span> To see how this works, consider the following XML file:</text:p>
      <text:p text:style-name="P5"><text:span text:style-name="Source_20_Text"><text:span text:style-name="T10"><text:line-break/>&lt;?xml version="1.0"?&gt;</text:span></text:span></text:p>
      <text:p text:style-name="P4"><text:span text:style-name="Source_20_Text"><text:span text:style-name="T12">&lt;sins&gt;<text:line-break/></text:span></text:span><text:soft-page-break/><text:span text:style-name="Source_20_Text"><text:span text:style-name="T12"><text:line-break/>    &lt;sin&gt;pride&lt;/sin&gt;<text:line-break/><text:line-break/>    &lt;sin&gt;envy&lt;/sin&gt;<text:line-break/><text:line-break/>    &lt;sin&gt;anger&lt;/sin&gt;<text:line-break/><text:line-break/>    &lt;sin&gt;greed&lt;/sin&gt;</text:span></text:span></text:p>
      <text:p text:style-name="P5"><text:span text:style-name="Source_20_Text"><text:span text:style-name="T18">    </text:span></text:span><text:span text:style-name="Source_20_Text"><text:span text:style-name="T11">&lt;sin&gt;sloth&lt;/sin&gt;<text:line-break/><text:line-break/>    &lt;sin&gt;gluttony&lt;/sin&gt;<text:line-break/><text:line-break/>    &lt;sin&gt;lust&lt;/sin&gt;<text:line-break/><text:line-break/>&lt;/sins&gt;</text:span></text:span></text:p>
      <text:p text:style-name="P2">Here’s the PHP script that reads it and retrieves the data from it:</text:p>
      <text:p text:style-name="P5"><text:span text:style-name="Source_20_Text"><text:span text:style-name="T10"><text:line-break/>&lt;?php</text:span></text:span></text:p>
      <text:p text:style-name="P4"><text:span text:style-name="Source_20_Text"><text:span text:style-name="T13">// set name of XML file<text:line-break/><text:line-break/>$file = "sins.xml";</text:span></text:span></text:p>
      <text:p text:style-name="P4"><text:span text:style-name="Source_20_Text"><text:span text:style-name="T13">// load file<text:line-break/><text:line-break/></text:span></text:span><text:soft-page-break/><text:span text:style-name="Source_20_Text"><text:span text:style-name="T13">$xml = </text:span></text:span><text:a xlink:type="simple" xlink:href="https://devzone.zend.com/manual/function.simplexml-load-file.php" office:target-frame-name="_blank" xlink:show="new"><text:span text:style-name="Source_20_Text"><text:span text:style-name="T17">simplexml_load_file</text:span></text:span></text:a><text:span text:style-name="Source_20_Text"><text:span text:style-name="T13">($file) or die ("Unable to load XML file!");</text:span></text:span></text:p>
      <text:p text:style-name="P4"><text:span text:style-name="Source_20_Text"><text:span text:style-name="T13">// access each &lt;sin&gt;<text:line-break/><text:line-break/>echo </text:span></text:span><text:span text:style-name="Source_20_Text"><text:span text:style-name="T37">$xml-&gt;sin[0] </text:span></text:span><text:span text:style-name="Source_20_Text"><text:span text:style-name="T13">. "\n";<text:line-break/><text:line-break/>echo $xml-&gt;sin[1] . "\n";</text:span></text:span></text:p>
      <text:p text:style-name="P4"><text:span text:style-name="Source_20_Text"><text:span text:style-name="T12">echo </text:span></text:span><text:span text:style-name="Source_20_Text"><text:span text:style-name="T13">$xml-&gt;sin[2] . "\n";<text:line-break/><text:line-break/>echo $xml-&gt;sin[3] . "\n";</text:span></text:span></text:p>
      <text:p text:style-name="P4"><text:span text:style-name="Source_20_Text"><text:span text:style-name="T12">echo </text:span></text:span><text:span text:style-name="Source_20_Text"><text:span text:style-name="T13">$xml-&gt;sin[4] . "\n";<text:line-break/><text:line-break/>echo $xml-&gt;sin[5] . "\n";</text:span></text:span></text:p>
      <text:p text:style-name="P4"><text:span text:style-name="Source_20_Text"><text:span text:style-name="T12">echo </text:span></text:span><text:span text:style-name="Source_20_Text"><text:span text:style-name="T13">$xml-&gt;sin[6] . "\n";</text:span></text:span></text:p>
      <text:p text:style-name="P5"><text:span text:style-name="Source_20_Text"><text:span text:style-name="T10">?&gt;</text:span></text:span></text:p>
      <text:p text:style-name="P5"><text:span text:style-name="T14">If you’d prefer, you can even iterate over the collection with a </text:span><text:span text:style-name="Source_20_Text"><text:span text:style-name="T11">foreach()</text:span></text:span></text:p>
      <text:p text:style-name="P2">loop, as in this next, equivalent listing:</text:p>
      <text:p text:style-name="P5"><text:span text:style-name="Source_20_Text"><text:span text:style-name="T10"><text:line-break/>&lt;?php</text:span></text:span></text:p>
      <text:p text:style-name="P4"><text:span text:style-name="Source_20_Text"><text:span text:style-name="T13">// set name of XML file<text:line-break/><text:line-break/>$file = "sins.xml";</text:span></text:span></text:p>
      <text:p text:style-name="P4"><text:span text:style-name="Source_20_Text"><text:span text:style-name="T13">// load file<text:line-break/><text:line-break/>$xml = </text:span></text:span><text:a xlink:type="simple" xlink:href="https://devzone.zend.com/manual/function.simplexml-load-file.php" office:target-frame-name="_blank" xlink:show="new"><text:span text:style-name="Source_20_Text"><text:span text:style-name="T17">simplexml_load_file</text:span></text:span></text:a><text:span text:style-name="Source_20_Text"><text:span text:style-name="T13">($file) or die ("Unable to load XML file!");</text:span></text:span></text:p>
      <text:p text:style-name="P4"><text:span text:style-name="Source_20_Text"><text:span text:style-name="T13">// iterate over &lt;sin&gt; element collection<text:line-break/><text:line-break/></text:span></text:span><text:soft-page-break/><text:span text:style-name="Source_20_Text"><text:span text:style-name="T13">foreach ($xml-&gt;sin as $sin) {<text:line-break/><text:line-break/>    echo "$sin\n";<text:line-break/><text:line-break/>}</text:span></text:span></text:p>
      <text:p text:style-name="P5"><text:span text:style-name="Source_20_Text"><text:span text:style-name="T10">?&gt;</text:span></text:span></text:p>
      <text:p text:style-name="P6"><text:bookmark text:name="Heading5"/></text:p>
      <text:h text:style-name="P9" text:outline-level="2">The Shape Of Things To Come</text:h>
      <text:p text:style-name="P2">SimpleXML handles element attributes as transparently as it does elements and their<text:line-break/>content. Attribute-value pairs are represented as members of a PHP associative array,<text:line-break/>and can be accessed like regular array elements. To see how this works, take a look<text:line-break/>at this script:</text:p>
      <text:p text:style-name="P5"><text:span text:style-name="Source_20_Text"><text:span text:style-name="T10"><text:line-break/>&lt;?php</text:span></text:span></text:p>
      <text:p text:style-name="P4"><text:span text:style-name="Source_20_Text"><text:span text:style-name="T13">// create XML string</text:span></text:span></text:p>
      <text:p text:style-name="P4"><text:span text:style-name="Source_20_Text"><text:span text:style-name="T37">$str = &lt;&lt;&lt; XML <text:s/>//以下內容會被寫进</text:span></text:span><text:span text:style-name="Source_20_Text"><text:span text:style-name="T38">str中</text:span></text:span><text:span text:style-name="Source_20_Text"><text:span text:style-name="T12"><text:line-break/></text:span></text:span><text:span text:style-name="Source_20_Text"><text:span text:style-name="T13">&lt;?xml version="1.0"?&gt;<text:line-break/>&lt;shapes&gt;<text:line-break/>    &lt;shape type="circle" radius="2" /&gt;<text:line-break/>    &lt;shape type="rectangle" length="5" width="2" /&gt;<text:line-break/>    &lt;shape type="square" length="7" /&gt;<text:line-break/>&lt;/shapes&gt;</text:span></text:span></text:p>
      <text:p text:style-name="P4"><text:span text:style-name="Source_20_Text"><text:span text:style-name="T37">XML;</text:span></text:span><text:span text:style-name="Source_20_Text"><text:span text:style-name="T12"><text:line-break/></text:span></text:span><text:soft-page-break/><text:span text:style-name="Source_20_Text"><text:span text:style-name="T13">// load string</text:span></text:span><text:span text:style-name="Source_20_Text"><text:span text:style-name="T12"><text:line-break/></text:span></text:span><text:span text:style-name="Source_20_Text"><text:span text:style-name="T37">$xml = </text:span></text:span><text:a xlink:type="simple" xlink:href="https://devzone.zend.com/manual/function.simplexml-load-string.php" office:target-frame-name="_blank" xlink:show="new"><text:span text:style-name="Source_20_Text"><text:span text:style-name="T42">simplexml_load_string</text:span></text:span></text:a><text:span text:style-name="Source_20_Text"><text:span text:style-name="T37">($str) </text:span></text:span><text:span text:style-name="Source_20_Text"><text:span text:style-name="T13">or die ("Unable to load XML string!");</text:span></text:span></text:p>
      <text:p text:style-name="P4"><text:span text:style-name="Source_20_Text"><text:span text:style-name="T13">// for each shape<text:line-break/>// calculate area</text:span></text:span></text:p>
      <text:p text:style-name="P4"><text:span text:style-name="Source_20_Text"><text:span text:style-name="T37">foreach ($xml-&gt;shape as $shape) </text:span></text:span><text:span text:style-name="Source_20_Text"><text:span text:style-name="T13">{<text:line-break/>    </text:span></text:span><text:span text:style-name="Source_20_Text"><text:span text:style-name="T37">if ($shape['type'] == "circle")</text:span></text:span><text:span text:style-name="Source_20_Text"><text:span text:style-name="T13"> {<text:line-break/>        $area = </text:span></text:span><text:a xlink:type="simple" xlink:href="https://devzone.zend.com/manual/function.pi.php" office:target-frame-name="_blank" xlink:show="new"><text:span text:style-name="Source_20_Text"><text:span text:style-name="T17">pi</text:span></text:span></text:a><text:span text:style-name="Source_20_Text"><text:span text:style-name="T13">() * $shape['radius'] * $shape['radius'];</text:span></text:span></text:p>
      <text:p text:style-name="P4"><text:span text:style-name="Source_20_Text"><text:span text:style-name="T19">    </text:span></text:span><text:span text:style-name="Source_20_Text"><text:span text:style-name="T12">}<text:line-break/>    elseif (</text:span></text:span><text:span text:style-name="Source_20_Text"><text:span text:style-name="T13">$shape['type'] == "rectangle") {<text:line-break/>        $area = $shape['length'] * $shape['width'];</text:span></text:span></text:p>
      <text:p text:style-name="P4"><text:span text:style-name="Source_20_Text"><text:span text:style-name="T19">    </text:span></text:span><text:span text:style-name="Source_20_Text"><text:span text:style-name="T12">}<text:line-break/>    elseif (</text:span></text:span><text:span text:style-name="Source_20_Text"><text:span text:style-name="T13">$shape['type'] == "square") {<text:line-break/>        $area = $shape['length'] * $shape['length'];</text:span></text:span></text:p>
      <text:p text:style-name="P4"><text:span text:style-name="Source_20_Text"><text:span text:style-name="T19">    </text:span></text:span><text:span text:style-name="Source_20_Text"><text:span text:style-name="T12">}<text:line-break/>    echo </text:span></text:span><text:span text:style-name="Source_20_Text"><text:span text:style-name="T13">$area."\n";<text:line-break/>}</text:span></text:span></text:p>
      <text:p text:style-name="P5"><text:span text:style-name="Source_20_Text"><text:span text:style-name="T10">?&gt;</text:span></text:span></text:p>
      <text:p text:style-name="P5"><text:span text:style-name="T43">Unlike previous examples, which used an external XML file, this one creates the XML<text:line-break/>dynamically and loads it into SimpleXML with the </text:span><text:span text:style-name="Source_20_Text"><text:span text:style-name="T39">simplexml_load_string()</text:span></text:span><text:span text:style-name="T43"><text:line-break/>method. </text:span><text:span text:style-name="T14">The XML is then parsed with a </text:span><text:span text:style-name="Source_20_Text"><text:span text:style-name="T11">foreach()</text:span></text:span><text:span text:style-name="T14"> loop, and the area for<text:line-break/>each shape calculated on the basis of the value of each </text:span><text:span text:style-name="Source_20_Text"><text:span text:style-name="T11">&lt;shape&gt;</text:span></text:span><text:span text:style-name="T14"><text:line-break/>element’s type attribute. The listing above demonstrates how attribute values can<text:line-break/>be accessed as keys of the attribute array associated with each element property.</text:span></text:p>
      <text:p text:style-name="P6"><text:bookmark text:name="Heading6"/><text:soft-page-break/></text:p>
      <text:h text:style-name="P9" text:outline-level="2">X Marks The Spot</text:h>
      <text:p text:style-name="P4"><text:span text:style-name="T14">SimpleXML also supports custom element collections, through XPath location paths. For<text:line-break/>those of you new to XML, </text:span><text:span text:style-name="T44">XPath</text:span><text:span text:style-name="T43"> is a standard addressing mechanism for an XML<text:line-break/>document, allowing developers to access collections of elements, attributes or text<text:line-break/>nodes within a document.</text:span><text:span text:style-name="T14"> Read more about XPath at </text:span><text:a xlink:type="simple" xlink:href="http://www.w3.org/TR/xpath.html" office:target-frame-name="_blank" xlink:show="new"><text:span text:style-name="T16">http://www.w3.org/TR/xpath.html</text:span></text:a><text:span text:style-name="T14"> and</text:span></text:p>
      <text:p text:style-name="P4"><text:a xlink:type="simple" xlink:href="http://www.melonfire.com/community/columns/trog/article.php?id=83" office:target-frame-name="_blank" xlink:show="new"><text:span text:style-name="T16">http://www.melonfire.com/community/columns/trog/article.php?id=83</text:span></text:a><text:span text:style-name="T14">.</text:span></text:p>
      <text:p text:style-name="P2">To see how this works, consider the following XML document:</text:p>
      <text:p text:style-name="P5"><text:span text:style-name="Source_20_Text"><text:span text:style-name="T10"><text:line-break/>&lt;?xml version="1.0"?&gt;<text:line-break/><text:line-break/>&lt;ingredients&gt;<text:line-break/><text:line-break/>   </text:span></text:span><text:span text:style-name="Source_20_Text"><text:span text:style-name="T40"> &lt;item&gt;</text:span></text:span></text:p>
      <text:p text:style-name="P4"><text:span text:style-name="Source_20_Text"><text:span text:style-name="T19">        </text:span></text:span><text:span text:style-name="Source_20_Text"><text:span text:style-name="T41">&lt;desc&gt;Boneless chicken breasts&lt;/desc&gt;</text:span></text:span><text:span text:style-name="Source_20_Text"><text:span text:style-name="T12"><text:line-break/><text:line-break/>        &lt;quantity&gt;2&lt;/quantity&gt;<text:line-break/><text:line-break/>    &lt;/item&gt;<text:line-break/><text:line-break/>    &lt;item&gt;<text:line-break/></text:span></text:span><text:soft-page-break/><text:span text:style-name="Source_20_Text"><text:span text:style-name="T12"><text:line-break/>        &lt;desc&gt;Chopped onions&lt;/desc&gt;</text:span></text:span></text:p>
      <text:p text:style-name="P4"><text:span text:style-name="Source_20_Text"><text:span text:style-name="T19">        </text:span></text:span><text:span text:style-name="Source_20_Text"><text:span text:style-name="T12">&lt;quantity&gt;2&lt;/quantity&gt;<text:line-break/><text:line-break/>    &lt;/item&gt;<text:line-break/><text:line-break/>    &lt;item&gt;<text:line-break/><text:line-break/>        &lt;desc&gt;Ginger&lt;/desc&gt;<text:line-break/><text:line-break/>        &lt;quantity&gt;1&lt;/quantity&gt;<text:line-break/><text:line-break/>    &lt;/item&gt;</text:span></text:span></text:p>
      <text:p text:style-name="P4"><text:span text:style-name="Source_20_Text"><text:span text:style-name="T19">    </text:span></text:span><text:span text:style-name="Source_20_Text"><text:span text:style-name="T12">&lt;item&gt;<text:line-break/><text:line-break/>        &lt;desc&gt;Garlic&lt;/desc&gt;<text:line-break/><text:line-break/>        &lt;quantity&gt;1&lt;/quantity&gt;<text:line-break/><text:line-break/>    &lt;/item&gt;<text:line-break/><text:line-break/>    &lt;item&gt;<text:line-break/></text:span></text:span><text:soft-page-break/><text:span text:style-name="Source_20_Text"><text:span text:style-name="T12"><text:line-break/>        &lt;desc&gt;Red chili powder&lt;/desc&gt;</text:span></text:span></text:p>
      <text:p text:style-name="P4"><text:span text:style-name="Source_20_Text"><text:span text:style-name="T19">        </text:span></text:span><text:span text:style-name="Source_20_Text"><text:span text:style-name="T12">&lt;quantity&gt;1&lt;/quantity&gt;<text:line-break/><text:line-break/>    &lt;/item&gt;<text:line-break/><text:line-break/>    &lt;item&gt;<text:line-break/><text:line-break/>        &lt;desc&gt;Coriander seeds&lt;/desc&gt;<text:line-break/><text:line-break/>        &lt;quantity&gt;1&lt;/quantity&gt;<text:line-break/><text:line-break/>    &lt;/item&gt;</text:span></text:span></text:p>
      <text:p text:style-name="P5"><text:span text:style-name="Source_20_Text"><text:span text:style-name="T18">    </text:span></text:span><text:span text:style-name="Source_20_Text"><text:span text:style-name="T11">&lt;item&gt;<text:line-break/><text:line-break/>        &lt;desc&gt;Lime juice&lt;/desc&gt;<text:line-break/><text:line-break/>        &lt;quantity&gt;2&lt;/quantity&gt;<text:line-break/><text:line-break/>    &lt;/item&gt;<text:line-break/><text:line-break/></text:span></text:span><text:soft-page-break/><text:span text:style-name="Source_20_Text"><text:span text:style-name="T11">&lt;/ingredients&gt;</text:span></text:span></text:p>
      <text:p text:style-name="P5"><text:span text:style-name="T43">Now, let’s suppose you want to print all the </text:span><text:span text:style-name="Source_20_Text"><text:span text:style-name="T39">&lt;desc&gt;</text:span></text:span><text:span text:style-name="T43"> elements. </text:span><text:span text:style-name="T14">You<text:line-break/>could do it by iterating over the array of </text:span><text:span text:style-name="Source_20_Text"><text:span text:style-name="T11">&lt;item&gt;</text:span></text:span><text:span text:style-name="T14"> elements, as<text:line-break/>discussed earlier…or </text:span><text:span text:style-name="T43">you could just create a custom collection of only the<text:line-break/></text:span><text:span text:style-name="Source_20_Text"><text:span text:style-name="T39">&lt;desc&gt;</text:span></text:span><text:span text:style-name="T43"> elements with the </text:span><text:span text:style-name="Source_20_Text"><text:span text:style-name="T39">xpath()</text:span></text:span><text:span text:style-name="T43"> method</text:span><text:span text:style-name="T14">, and<text:line-break/>iterate over that instead:</text:span></text:p>
      <text:p text:style-name="P5"><text:span text:style-name="Source_20_Text"><text:span text:style-name="T10"><text:line-break/>&lt;?php</text:span></text:span></text:p>
      <text:p text:style-name="P4"><text:span text:style-name="Source_20_Text"><text:span text:style-name="T13">// set name of XML file<text:line-break/><text:line-break/>$file = "ingredients.xml";</text:span></text:span></text:p>
      <text:p text:style-name="P4"><text:span text:style-name="Source_20_Text"><text:span text:style-name="T13">// load file<text:line-break/><text:line-break/>$xml = </text:span></text:span><text:a xlink:type="simple" xlink:href="https://devzone.zend.com/manual/function.simplexml-load-file.php" office:target-frame-name="_blank" xlink:show="new"><text:span text:style-name="Source_20_Text"><text:span text:style-name="T17">simplexml_load_file</text:span></text:span></text:a><text:span text:style-name="Source_20_Text"><text:span text:style-name="T13">($file) or die ("Unable to load XML file!");</text:span></text:span></text:p>
      <text:p text:style-name="P4"><text:span text:style-name="Source_20_Text"><text:span text:style-name="T13">// get all the &lt;desc&gt; elements and print<text:line-break/><text:line-break/></text:span></text:span><text:span text:style-name="Source_20_Text"><text:span text:style-name="T37">foreach ($xml-&gt;xpath('//desc') as $desc) {</text:span></text:span><text:span text:style-name="Source_20_Text"><text:span text:style-name="T13"><text:line-break/><text:line-break/></text:span></text:span><text:span text:style-name="Source_20_Text"><text:span text:style-name="T37">    echo "$desc\n";</text:span></text:span><text:span text:style-name="Source_20_Text"><text:span text:style-name="T13"><text:line-break/><text:line-break/>}</text:span></text:span></text:p>
      <text:p text:style-name="P5"><text:span text:style-name="Source_20_Text"><text:span text:style-name="T10">?&gt;</text:span></text:span></text:p>
      <text:p text:style-name="P5"><text:span text:style-name="T43">Using XPath, you can get even fancier than this – for example, by creating a collection<text:line-break/>of only those </text:span><text:span text:style-name="Source_20_Text"><text:span text:style-name="T39">&lt;desc&gt;</text:span></text:span><text:span text:style-name="T43"> elements whose corresponding quantities are two or more.</text:span></text:p>
      <text:p text:style-name="P5"><text:soft-page-break/><text:span text:style-name="Source_20_Text"><text:span text:style-name="T10"><text:line-break/>&lt;?php</text:span></text:span></text:p>
      <text:p text:style-name="P4"><text:span text:style-name="Source_20_Text"><text:span text:style-name="T13">// set name of XML file</text:span></text:span></text:p>
      <text:p text:style-name="P4"><text:span text:style-name="Source_20_Text"><text:span text:style-name="T13">$file = "ingredients.xml";</text:span></text:span></text:p>
      <text:p text:style-name="P4"><text:span text:style-name="Source_20_Text"><text:span text:style-name="T13">// load file<text:line-break/><text:line-break/>$xml = </text:span></text:span><text:a xlink:type="simple" xlink:href="https://devzone.zend.com/manual/function.simplexml-load-file.php" office:target-frame-name="_blank" xlink:show="new"><text:span text:style-name="Source_20_Text"><text:span text:style-name="T17">simplexml_load_file</text:span></text:span></text:a><text:span text:style-name="Source_20_Text"><text:span text:style-name="T13">($file) or die ("Unable to load XML file!");</text:span></text:span></text:p>
      <text:p text:style-name="P4"><text:span text:style-name="Source_20_Text"><text:span text:style-name="T13">// get all the &lt;desc&gt; elements and print</text:span></text:span></text:p>
      <text:p text:style-name="P4"><text:span text:style-name="Source_20_Text"><text:span text:style-name="T37">foreach ($xml-&gt;xpath('//item[quantity &gt; 1]/desc') as $desc) {</text:span></text:span><text:span text:style-name="Source_20_Text"><text:span text:style-name="T13"><text:line-break/><text:line-break/>    echo "$desc\n";<text:line-break/><text:line-break/>}</text:span></text:span></text:p>
      <text:p text:style-name="P4"><text:span text:style-name="Source_20_Text"><text:span text:style-name="T13">?&gt;</text:span></text:span></text:p>
      <text:p text:style-name="P5"><text:span text:style-name="Source_20_Text"><text:span text:style-name="T46"/></text:span></text:p>
      <text:p text:style-name="P2">Without XPath, accomplishing this would be far more complicated than the five lines of code<text:line-break/>above…try it for yourself and see!</text:p>
      <text:p text:style-name="P6"><text:bookmark text:name="Heading7"/></text:p>
      <text:h text:style-name="P9" text:outline-level="2">An Evening At The Moulin Rouge</text:h>
      <text:p text:style-name="P2">Now that you’ve seen what XPath can do, let’s wrap this up with an example of how you<text:line-break/>might actually use it. Let’s suppose you have a bunch of movie reviews marked up in XML,<text:line-break/>like this:</text:p>
      <text:p text:style-name="P5"><text:span text:style-name="Source_20_Text"><text:span text:style-name="T10"><text:line-break/></text:span></text:span><text:soft-page-break/><text:span text:style-name="Source_20_Text"><text:span text:style-name="T10">&lt;?xml version="1.0"?&gt;</text:span></text:span></text:p>
      <text:p text:style-name="P4"><text:span text:style-name="Source_20_Text"><text:span text:style-name="T12">&lt;review id="57" category="2"&gt;<text:line-break/><text:line-break/>    &lt;title&gt;Moulin Rouge&lt;/title&gt;<text:line-break/><text:line-break/>    &lt;teaser&gt;<text:line-break/><text:line-break/>        Baz Luhrmann's over-the-top vision of Paris at the turn of the century<text:line-break/><text:line-break/>        is witty, sexy...and completely unforgettable<text:line-break/><text:line-break/>    &lt;/teaser&gt;<text:line-break/><text:line-break/>    &lt;cast&gt;<text:line-break/><text:line-break/>        &lt;person&gt;Nicole Kidman&lt;/person&gt;</text:span></text:span></text:p>
      <text:p text:style-name="P4"><text:span text:style-name="Source_20_Text"><text:span text:style-name="T19">        </text:span></text:span><text:span text:style-name="Source_20_Text"><text:span text:style-name="T12">&lt;person&gt;Ewan McGregor&lt;/person&gt;<text:line-break/><text:line-break/>        &lt;person&gt;John Leguizamo&lt;/person&gt;<text:line-break/><text:line-break/>        &lt;person&gt;Jim Broadbent&lt;/person&gt;<text:line-break/><text:line-break/></text:span></text:span><text:soft-page-break/><text:span text:style-name="Source_20_Text"><text:span text:style-name="T12">        &lt;person&gt;Richard Roxburgh&lt;/person&gt;<text:line-break/><text:line-break/>    &lt;/cast&gt;</text:span></text:span></text:p>
      <text:p text:style-name="P4"><text:span text:style-name="Source_20_Text"><text:span text:style-name="T19">    </text:span></text:span><text:span text:style-name="Source_20_Text"><text:span text:style-name="T12">&lt;director&gt;Baz Luhrmann&lt;/director&gt;<text:line-break/><text:line-break/>    &lt;duration&gt;120&lt;/duration&gt;<text:line-break/><text:line-break/>    &lt;genre&gt;Romance/Comedy&lt;/genre&gt;<text:line-break/><text:line-break/>    &lt;year&gt;2001&lt;/year&gt;<text:line-break/><text:line-break/>    &lt;body&gt;</text:span></text:span></text:p>
      <text:p text:style-name="P5"><text:span text:style-name="Source_20_Text"><text:span text:style-name="T18">        </text:span></text:span><text:span text:style-name="Source_20_Text"><text:span text:style-name="T11">A stylishly spectacular extravaganza, Moulin Rouge is hard to<text:line-break/><text:line-break/>        categorize; it is, at different times, a love story, a costume drama,<text:line-break/><text:line-break/>        a musical, and a comedy. Director Baz Luhrmann (well-known for the<text:line-break/><text:line-break/>        very hip William Shakespeare's Romeo + Juliet) has taken some simple<text:line-break/><text:line-break/>        themes - love, jealousy and obsession - and done something completely<text:line-break/></text:span></text:span><text:soft-page-break/><text:span text:style-name="Source_20_Text"><text:span text:style-name="T11"><text:line-break/>        new and different with them by setting them to music.<text:line-break/><text:line-break/>    &lt;/body&gt;<text:line-break/><text:line-break/>    &lt;rating&gt;5&lt;/rating&gt;<text:line-break/><text:line-break/>&lt;/review&gt;</text:span></text:span></text:p>
      <text:p text:style-name="P2">Now, you want to display this review on your Web site. So, you need a PHP script to<text:line-break/>extract the data from this file and place it in the appropriate locations in an HTML<text:line-break/>template. With everything you’ve learned so far, this is a snap…as the code below<text:line-break/>illustrates:</text:p>
      <text:p text:style-name="P5"><text:span text:style-name="Source_20_Text"><text:span text:style-name="T10"><text:line-break/>&lt;?php</text:span></text:span></text:p>
      <text:p text:style-name="P4"><text:span text:style-name="Source_20_Text"><text:span text:style-name="T13">// set name of XML file<text:line-break/><text:line-break/>// normally this would come through GET<text:line-break/><text:line-break/>// it's hard-wired here for simplicity<text:line-break/><text:line-break/>$file = "57.xml";</text:span></text:span></text:p>
      <text:p text:style-name="P4"><text:span text:style-name="Source_20_Text"><text:span text:style-name="T13">// load file<text:line-break/><text:line-break/></text:span></text:span><text:soft-page-break/><text:span text:style-name="Source_20_Text"><text:span text:style-name="T13">$xml = </text:span></text:span><text:a xlink:type="simple" xlink:href="https://devzone.zend.com/manual/function.simplexml-load-file.php" office:target-frame-name="_blank" xlink:show="new"><text:span text:style-name="Source_20_Text"><text:span text:style-name="T17">simplexml_load_file</text:span></text:span></text:a><text:span text:style-name="Source_20_Text"><text:span text:style-name="T13">($file) or die ("Unable to load XML file!");</text:span></text:span></text:p>
      <text:p text:style-name="P4"><text:span text:style-name="Source_20_Text"><text:span text:style-name="T13">?&gt;<text:line-break/><text:line-break/></text:span></text:span><text:span text:style-name="Source_20_Text"><text:span text:style-name="T12">&lt;html&gt;<text:line-break/><text:line-break/>&lt;head&gt;&lt;basefont face="Arial"&gt;&lt;/head&gt;</text:span></text:span></text:p>
      <text:p text:style-name="P4"><text:span text:style-name="Source_20_Text"><text:span text:style-name="T12">&lt;body&gt;</text:span></text:span></text:p>
      <text:p text:style-name="P4"><text:span text:style-name="Source_20_Text"><text:span text:style-name="T12">&lt;!-- title and year --&gt;<text:line-break/><text:line-break/>&lt;h1&gt;</text:span></text:span><text:span text:style-name="Source_20_Text"><text:span text:style-name="T13">&lt;?php echo $xml-&gt;title; ?&gt;</text:span></text:span><text:span text:style-name="Source_20_Text"><text:span text:style-name="T12"> (</text:span></text:span><text:span text:style-name="Source_20_Text"><text:span text:style-name="T13">&lt;?php echo $xml-&gt;year; ?&gt;</text:span></text:span><text:span text:style-name="Source_20_Text"><text:span text:style-name="T12">)&lt;/h1&gt;</text:span></text:span></text:p>
      <text:p text:style-name="P4"><text:span text:style-name="Source_20_Text"><text:span text:style-name="T12">&lt;!-- slug --&gt;<text:line-break/><text:line-break/>&lt;h3&gt;</text:span></text:span><text:span text:style-name="Source_20_Text"><text:span text:style-name="T13">&lt;?php echo $xml-&gt;teaser; ?&gt;</text:span></text:span><text:span text:style-name="Source_20_Text"><text:span text:style-name="T12">&lt;/h3&gt;</text:span></text:span></text:p>
      <text:p text:style-name="P4"><text:span text:style-name="Source_20_Text"><text:span text:style-name="T12">&lt;!-- review body --&gt;<text:line-break/><text:line-break/></text:span></text:span><text:span text:style-name="Source_20_Text"><text:span text:style-name="T13">&lt;?php echo $xml-&gt;body; ?&gt;</text:span></text:span></text:p>
      <text:p text:style-name="P4"><text:span text:style-name="Source_20_Text"><text:span text:style-name="T12"><text:line-break/><text:line-break/>&lt;!-- director, cast, duration and rating --&gt;<text:line-break/><text:line-break/>&lt;p align="right"/&gt;<text:line-break/><text:line-break/>&lt;font size="-2"&gt;<text:line-break/></text:span></text:span><text:soft-page-break/><text:span text:style-name="Source_20_Text"><text:span text:style-name="T12"><text:line-break/>Director: &lt;b&gt;</text:span></text:span><text:span text:style-name="Source_20_Text"><text:span text:style-name="T13">&lt;?php echo $xml-&gt;director; ?&gt;</text:span></text:span><text:span text:style-name="Source_20_Text"><text:span text:style-name="T12">&lt;/b&gt;</text:span></text:span></text:p>
      <text:p text:style-name="P4"><text:span text:style-name="Source_20_Text"><text:span text:style-name="T12">&lt;br /&gt;<text:line-break/><text:line-break/>Duration: &lt;b&gt;</text:span></text:span><text:span text:style-name="Source_20_Text"><text:span text:style-name="T13">&lt;?php echo $xml-&gt;duration; ?&gt;</text:span></text:span><text:span text:style-name="Source_20_Text"><text:span text:style-name="T12"> min&lt;/b&gt;<text:line-break/><text:line-break/>&lt;br /&gt;</text:span></text:span></text:p>
      <text:p text:style-name="P4"><text:span text:style-name="Source_20_Text"><text:span text:style-name="T12">Cast: &lt;b&gt;</text:span></text:span><text:span text:style-name="Source_20_Text"><text:span text:style-name="T13">&lt;?php foreach ($xml-&gt;cast-&gt;person as $person) { echo "$person "; } ?&gt;</text:span></text:span><text:span text:style-name="Source_20_Text"><text:span text:style-name="T12">&lt;/b&gt;</text:span></text:span></text:p>
      <text:p text:style-name="P4"><text:span text:style-name="Source_20_Text"><text:span text:style-name="T12">&lt;br /&gt;<text:line-break/><text:line-break/>Rating: &lt;b&gt;</text:span></text:span><text:span text:style-name="Source_20_Text"><text:span text:style-name="T13">&lt;?php echo $xml-&gt;rating; ?&gt;</text:span></text:span><text:span text:style-name="Source_20_Text"><text:span text:style-name="T12">&lt;/b&gt;<text:line-break/><text:line-break/>&lt;/font&gt;</text:span></text:span></text:p>
      <text:p text:style-name="P4"><text:span text:style-name="Source_20_Text"><text:span text:style-name="T12">&lt;/body&gt;</text:span></text:span></text:p>
      <text:p text:style-name="P5"><text:span text:style-name="Source_20_Text"><text:span text:style-name="T11">&lt;/html&gt;</text:span></text:span></text:p>
      <text:p text:style-name="P2">Pretty simple, huh?</text:p>
      <text:p text:style-name="P4"><text:span text:style-name="T14">That’s about all for the moment. In<text:line-break/></text:span><text:a xlink:type="simple" xlink:href="https://devzone.zend.com/17/php-101-part-11-sinfully-simple/php101-12.php" office:target-frame-name="_blank" xlink:show="new"><text:span text:style-name="T16">Part Twelve of PHP 101</text:span></text:a><text:span text:style-name="T14">, I’ll be telling you all<text:line-break/>about the new exception handling model in PHP 5, showing you how you can use it to<text:line-break/>catch your scripts before they crash and burn. See you there!</text:span></text:p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onaco, 'Lucida Console', monospace"/>
    <style:font-face style:name="Open Sans" svg:font-family="'Open Sans', Arial, Verdana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22:29:09.627485119</meta:creation-date>
    <meta:generator>LibreOffice/4.2.8.2$Linux_X86_64 LibreOffice_project/420m0$Build-2</meta:generator>
    <dc:date>2016-08-21T23:15:44.279976810</dc:date>
    <meta:editing-duration>PT25M2S</meta:editing-duration>
    <meta:editing-cycles>12</meta:editing-cycles>
    <meta:document-statistic meta:table-count="0" meta:image-count="0" meta:object-count="0" meta:page-count="21" meta:paragraph-count="120" meta:word-count="2015" meta:character-count="13520" meta:non-whitespace-character-count="11045"/>
  </office:meta>
</office:document-meta>
</file>